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background-color="#c0c0c0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800000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tyle="normal" fo:font-weight="normal" fo:background-color="#c0c0c0" style:font-style-asian="normal" style:font-weight-asian="normal" style:font-style-complex="normal" style:font-weight-complex="normal"/>
    </style:style>
    <style:style style:name="P12" style:family="paragraph" style:parent-style-name="Preformatted_20_Text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background-color="#c0c0c0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om-exponential</text:p>
      <text:p text:style-name="P1">random-gamma</text:p>
      <text:p text:style-name="P1">random-normal</text:p>
      <text:p text:style-name="P1">random-poisson</text:p>
      <text:p text:style-name="P1"/>
      <text:p text:style-name="P3">random-exponential <text:span text:style-name="T1">media</text:span></text:p>
      <text:p text:style-name="P3">random-gamma <text:span text:style-name="T1">alfa landa</text:span></text:p>
      <text:p text:style-name="P3">random-normal <text:span text:style-name="T1">media desviación-estandar</text:span></text:p>
      <text:p text:style-name="P3">random-poisson <text:span text:style-name="T1">media</text:span></text:p>
      <text:p text:style-name="P5"/>
      <text:list xml:id="list12315876911" text:style-name="L1">
        <text:list-item>
          <text:p text:style-name="P6"><text:span text:style-name="T3">Reporta un número aleatorio, de acuerdo a una distribución con la </text:span><text:span text:style-name="T2">media</text:span><text:span text:style-name="T3"> y, en caso de una distribución normal, la </text:span><text:span text:style-name="T2">desviación-estandar</text:span><text:span text:style-name="T3"> (no puede ser negativa)</text:span></text:p>
        </text:list-item>
        <text:list-item>
          <text:p text:style-name="P6"><text:span text:style-name="T3">random-exponential reporta un número de punto flotante, acorde a una distribución exponencial. Esto equivale a </text:span><text:span text:style-name="T2">(-media)*ln(random-float) 1.0</text:span></text:p>
        </text:list-item>
        <text:list-item>
          <text:p text:style-name="P8">random-gamma reporta un número de punto flotante, acorde a una distribución gamma, que es controlado por los parámetros de punto flotante alfa y landa. Ambos npumero deben ser mayore a cero (Note que para resultados con media y varianza, las entradas se usan de la siguiente manera: alfa = media*media/varianza; landa= 1/ (varianza/media))</text:p>
        </text:list-item>
        <text:list-item>
          <text:p text:style-name="P8">random-normal reporta un número de punto flotante, acorde a una distribució normal.</text:p>
        </text:list-item>
        <text:list-item>
          <text:p text:style-name="P8">Random-poisson reporta un entero aleatorio acorde auna distribución de poisson</text:p>
        </text:list-item>
      </text:list>
      <text:p text:style-name="P2"/>
      <text:p text:style-name="P11">show random-exponential 2</text:p>
      <text:p text:style-name="P4">;numero flotante</text:p>
      <text:p text:style-name="P4">;media 2</text:p>
      <text:p text:style-name="P4">show random-normal 10.1 5.2</text:p>
      <text:p text:style-name="P4">;numero flotante</text:p>
      <text:p text:style-name="P4">;media 10.1</text:p>
      <text:p text:style-name="P4">;desviacion estandar 5.2</text:p>
      <text:p text:style-name="P4">show random-poisson 3.4</text:p>
      <text:p text:style-name="P4">;numero entero</text:p>
      <text:p text:style-name="P12"><text:span text:style-name="T4">;media 3.4</text:span></text:p>
      <text:p text:style-name="P10">Distribución Normal de Probabilidad</text:p>
      <text:p text:style-name="P9"/>
      <text:p text:style-name="P9">ver http://es.wikipedia.org/wiki/Distribuci%C3%B3n_normal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2-12-05T20:09:12</meta:creation-date>
    <dc:date>2012-12-11T08:13:23</dc:date>
    <dc:creator>Dan </dc:creator>
    <meta:editing-duration>PT13M40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5" meta:word-count="167" meta:character-count="1231" meta:non-whitespace-character-count="1094"/>
  </office:meta>
</office:document-meta>
</file>